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Title">
      <style:text-properties fo:language="it" fo:country="IT" fo:font-style="normal" style:font-style-asian="normal" style:font-style-complex="normal"/>
    </style:style>
    <style:style style:name="P3" style:family="paragraph" style:parent-style-name="Subtitle">
      <style:text-properties fo:language="it" fo:country="IT" fo:font-style="normal" style:font-style-asian="normal" style:font-style-complex="normal"/>
    </style:style>
    <style:style style:name="P4" style:family="paragraph" style:parent-style-name="Heading">
      <style:text-properties fo:language="it" fo:country="IT" officeooo:paragraph-rsid="000ff9c9"/>
    </style:style>
    <style:style style:name="P5" style:family="paragraph" style:parent-style-name="Text_20_body">
      <style:text-properties fo:language="it" fo:country="IT" officeooo:paragraph-rsid="000ff9c9"/>
    </style:style>
    <style:style style:name="P6" style:family="paragraph" style:parent-style-name="Subtitle">
      <style:text-properties fo:font-weight="bold" style:font-weight-asian="bold" style:font-weight-complex="bold"/>
    </style:style>
    <style:style style:name="P7" style:family="paragraph" style:parent-style-name="Subtitle">
      <style:text-properties fo:font-size="24pt" fo:font-weight="bold" style:font-size-asian="24pt" style:font-weight-asian="bold" style:font-size-complex="24pt"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Subtitle">
      <style:text-properties fo:font-size="16pt" fo:font-style="italic" style:font-size-asian="16pt" style:font-style-asian="italic" style:font-size-complex="16pt" style:font-style-complex="italic"/>
    </style:style>
    <style:style style:name="P10" style:family="paragraph" style:parent-style-name="Subtitle">
      <style:text-properties fo:font-size="16pt" fo:font-style="italic" officeooo:paragraph-rsid="000ff9c9" style:font-size-asian="16pt" style:font-style-asian="italic" style:font-size-complex="16pt" style:font-style-complex="italic"/>
    </style:style>
    <style:style style:name="P11" style:family="paragraph" style:parent-style-name="Text_20_body">
      <style:text-properties fo:font-size="16pt" fo:font-style="italic" style:font-size-asian="16pt" style:font-style-asian="italic" style:font-size-complex="16pt" style:font-style-complex="italic"/>
    </style:style>
    <style:style style:name="P12" style:family="paragraph" style:parent-style-name="Heading">
      <style:paragraph-properties fo:text-align="center" style:justify-single-word="false"/>
      <style:text-properties fo:language="it" fo:country="IT" officeooo:paragraph-rsid="000ff9c9"/>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text-properties fo:language="it" fo:country="IT" officeooo:paragraph-rsid="000ff9c9"/>
    </style:style>
    <style:style style:name="P15" style:family="paragraph" style:parent-style-name="Heading_20_2">
      <style:text-properties fo:language="it" fo:country="IT" fo:font-style="normal" officeooo:paragraph-rsid="000ff9c9" style:font-style-asian="normal"/>
    </style:style>
    <style:style style:name="P16" style:family="paragraph" style:parent-style-name="Standard">
      <style:paragraph-properties fo:text-align="justify" style:justify-single-word="false"/>
      <style:text-properties fo:language="it" fo:country="IT" fo:font-style="italic" officeooo:paragraph-rsid="000ff9c9" style:font-style-asian="italic"/>
    </style:style>
    <style:style style:name="P17" style:family="paragraph" style:parent-style-name="Heading_20_2">
      <style:text-properties fo:language="it" fo:country="IT" officeooo:paragraph-rsid="000ff9c9"/>
    </style:style>
    <style:style style:name="P18" style:family="paragraph" style:parent-style-name="Heading">
      <style:paragraph-properties fo:text-align="start" style:justify-single-word="false"/>
      <style:text-properties fo:language="it" fo:country="IT" officeooo:paragraph-rsid="000ff9c9"/>
    </style:style>
    <style:style style:name="T1" style:family="text">
      <style:text-properties officeooo:rsid="000ff9c9"/>
    </style:style>
    <style:style style:name="T2" style:family="text">
      <style:text-properties fo:font-style="italic" style:font-style-asian="italic"/>
    </style:style>
    <style:style style:name="T3" style:family="text">
      <style:text-properties fo:font-size="12pt" officeooo:rsid="000ff9c9" style:font-size-asian="12pt" style:font-size-complex="12pt"/>
    </style:style>
    <style:style style:name="T4" style:family="text">
      <style:text-properties fo:font-style="normal" style:font-style-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2">Corso di Programmazione per il Web</text:p>
      <text:p text:style-name="P3">A.A. 2025/2026</text:p>
      <text:p text:style-name="P3">Docenti: Marco Mesiti, Emanuele Cavalleri</text:p>
      <text:p text:style-name="P4"/>
      <text:p text:style-name="P5"/>
      <text:p text:style-name="P6">Titolo esercitazione: </text:p>
      <text:p text:style-name="P7">Play Room Planner</text:p>
      <text:p text:style-name="P8"/>
      <text:p text:style-name="Subtitle">Gruppo composto da:</text:p>
      <text:p text:style-name="P9"><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0">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0"><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1"/>
      <text:p text:style-name="Text_20_body"/>
      <text:p text:style-name="P12">Data consegna: <text:span text:style-name="T2">{data}</text:span></text:p>
      <text:p text:style-name="P12">Il progetto è già stato consegnato in precedenza? <text:span text:style-name="T3">NO</text:span></text:p>
      <text:h text:style-name="P13" text:outline-level="1">1. Progettazione concettuale</text:h>
      <text:p text:style-name="P14"><text:span text:style-name="T2">In questa sezione vanno riportate le conclusioni della progettazione concettuale. Non siamo interessati ai passaggi con i quali arrivate a costruire lo schema concettuale. Vogliamo lo schema concettuale “finale” con la descrizione del motivo per cui avete realizzato tale schema. Occorre qui specificare anche le assunzioni che si trovano alla base della vostra progettazione (cioè tutti quei punti in cui le specifiche sono poco chiare e voi avete scelto una certa interpretazione).</text:span></text:p>
      <text:h text:style-name="P15" text:outline-level="2">1.1 Schema ER</text:h>
      <text:p text:style-name="P14"><text:span text:style-name="T2">Lo schema concettuale proposto deve utilizzare al meglio i costrutti presenti nel modello ER (Entità, associazioni, gerarchie di generazioni, identificazione interne, esterne, miste, attributi multi valore e composti). <text:s/>Lo schema ER deve essere facilmente leggibile. L’intersezione tra linee che rappresentano associazioni devono essere minimizzate (se non si possono proprio evitare). “A colpo d’occhio” deve essere chiaro quello che lo schema vuole rappresentare. Entità e associazioni devono avere nomi distinti e di facile comprensione. La presenza di etichette diverse per rappresentare lo stesso concetto deve essere visto come un segnale che lo schema potrebbe non essere ben progettato. Si ricorda che lo schema è realizzato per “comunicare” un’idea di progetto. Se non è chiaro il concetto che si vuole comunicare, lo schema è totalmente inutile.</text:span></text:p>
      <text:p text:style-name="P14"><text:span text:style-name="T2">Lo schema ER deve contenere tutte le entità ed associazioni che verranno utilizzate nel modello logico e poi nell’implementazione vera e propria. Non è ammesso che nelle fasi successive vengano aggiunte nuove informazioni. Se in una fase successiva del progetto vi accorgete di esservi “dimenticati qualcosa”, dovete rimettere mano allo schema concettuale! </text:span></text:p>
      <text:p text:style-name="P16">Ogni entità dello schema deve avere un identificatore (interno, esterno o misto).</text:p>
      <text:p text:style-name="P14"><text:span text:style-name="T2">E’ VIETATO consegnare schemi ER scritti a penna. Usare tool grafici per la realizzazione dello schema </text:span></text:p>
      <text:h text:style-name="P17" text:outline-level="2"><text:span text:style-name="T4">1.2 Vincoli di dominio</text:span></text:h>
      <text:p text:style-name="P14"><text:span text:style-name="T2">In questa sezione vanno riportati e numerati tutti i vincoli che devono essere garantiti nella base di dati e che non si possono direttamente desumere dallo schema ER. Si noti che non è necessario riportare i vincoli di chiave e/o di cardinalità. Questi si desumono direttamente dallo schema ER.</text:span></text:p>
      <text:p text:style-name="P14"><text:span text:style-name="T2">La numerazione dei vincoli permette una più facile identificazione nelle fasi successive della progettazione ed implementazione. </text:span></text:p>
      <text:h text:style-name="P17" text:outline-level="2"><text:span text:style-name="T4">1.3 Schema ER ristrutturato</text:span></text:h>
      <text:p text:style-name="P14"><text:span text:style-name="T2">In questa sezione va riportato lo schema ER ristrutturato secondo la metodologia presentata nel corso di basi di dati e discussa a lezione. Questo schema, a parte la ristrutturazione, deve essere equivalente a quello presentato nel Paragrafo 1.1. La ristrutturazione dello schema può portare ad introdurre nuovi vincoli che vanno riportati proseguendo quanto fatto nel Paragrafo 1.2</text:span></text:p>
      <text:p text:style-name="P18">2. Progettazione logica e comandi SQL</text:p>
      <text:p text:style-name="P14"><text:span text:style-name="T2">In questa sezione va riportato lo schema relazionale ottenuto a partire dallo schema ER ristrutturato presentato nel Paragrafo 1.3. Qualora per motivi di efficienza e di semplificazione delle interrogazioni si vogliano introdurre delle chiavi sintetiche, la loro introduzione deve essere giustificata e si devono riportare le iniziative che si vogliono intraprendere per mantenere i vincoli semantici garantiti dalle chiavi originarie. Si richiedere di riportare nella documentazione tecnica i comandi SQL standard per la creazione dello schema (solo la definizione delle tabelle). In questa sezione va anche riportato il codice SQL standard (quello presentato a lezione) delle interrogazioni principali. Per ogni </text:span><text:soft-page-break/><text:span text:style-name="T2">interrogazione va riportato il testo e la relativa implementazione in SQL. Si chiede di spiegare il motivo per cui il codice SQL sviluppato risponda in modo corretto alla richiesta espressa in linguaggio naturale. Qualora sia stati sviluppati dei trigger, occorre riportare quelli principali che sono stati sviluppati per implementare i vincoli identificati nel Paragrafo 1.2 e 1.3. </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Standard" style:default-outline-level="2" style:class="chapter">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2T19:08:16.294529553</meta:creation-date>
    <dc:date>2025-10-22T19:28:34.868126619</dc:date>
    <meta:editing-duration>PT8M40S</meta:editing-duration>
    <meta:editing-cycles>1</meta:editing-cycles>
    <meta:document-statistic meta:table-count="0" meta:image-count="0" meta:object-count="0" meta:page-count="3" meta:paragraph-count="26" meta:word-count="621" meta:character-count="4306" meta:non-whitespace-character-count="3705"/>
    <meta:generator>LibreOffice/25.2.6.2$Linux_X86_64 LibreOffice_project/520$Build-2</meta:generator>
  </office:meta>
</office:document-meta>
</file>